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1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rotation-angle="90" style:rotation-align="none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rotation-angle="90" style:rotation-align="none" style:vertical-align="top"/>
      <style:paragraph-properties fo:text-align="start" fo:margin-left="0cm"/>
    </style:style>
    <style:style style:name="ce13" style:family="table-cell" style:parent-style-name="Default">
      <style:table-cell-properties style:vertical-align="middl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row table:style-name="ro1">
          <table:table-cell table:style-name="ce1" office:value-type="string">
            <text:p>t</text:p>
          </table:table-cell>
          <table:table-cell table:style-name="ce7" office:value-type="string">
            <text:p>B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1.25">
            <text:p>1,2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1.25">
            <text:p>1,25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5">
            <text:p>3,2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5">
            <text:p>3,25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4.25">
            <text:p>4,2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4.25">
            <text:p>4,25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table:style-name="ce7" office:value-type="string">
            <text:p>Fc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">
            <text:p>3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">
            <text:p>3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table:style-name="ce7" office:value-type="string">
            <text:p>An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1.2">
            <text:p>1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1.2">
            <text:p>1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">
            <text:p>3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3.2">
            <text:p>3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t</text:p>
          </table:table-cell>
          <table:table-cell table:style-name="ce10" office:value-type="string">
            <text:p>Cn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2.2">
            <text:p>2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2.2">
            <text:p>2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5.2">
            <text:p>5,2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5.2">
            <text:p>5,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7">
          <table:table-cell table:style-name="Default" table:number-columns-repeated="2"/>
        </table:table-row>
        <table:table-row table:style-name="ro1" table:number-rows-repeated="654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number-columns-repeated="61" table:default-cell-style-name="Default"/>
        <table:table-row table:style-name="ro1">
          <table:table-cell table:number-columns-repeated="6"/>
          <table:table-cell>
            <draw:frame table:end-cell-address="Sheet2.AV12" table:end-x="0.035cm" table:end-y="0.133cm" draw:z-index="0" draw:style-name="gr1" svg:width="8cm" svg:height="5cm" svg:x="0.177cm" svg:y="0.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string" table:number-columns-spanned="2" table:number-rows-spanned="1">
            <text:p>B</text:p>
          </table:table-cell>
          <table:covered-table-cell/>
          <table:table-cell table:number-columns-repeated="54"/>
        </table:table-row>
        <table:table-row table:style-name="ro1" table:number-rows-repeated="8">
          <table:table-cell table:number-columns-repeated="61"/>
        </table:table-row>
        <table:table-row table:style-name="ro1">
          <table:table-cell table:number-columns-repeated="49"/>
          <table:table-cell table:style-name="ce13" office:value-type="string" table:number-columns-spanned="1" table:number-rows-spanned="2">
            <text:p>t</text:p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Sheet2.AV23" table:end-x="0.034cm" table:end-y="0.143cm" draw:z-index="1" draw:style-name="gr1" svg:width="8cm" svg:height="5cm" svg:x="0.176cm" svg:y="0.1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2"/>
          <table:covered-table-cell/>
          <table:table-cell table:number-columns-repeated="11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4"/>
          <table:table-cell office:value-type="string" table:number-columns-spanned="3" table:number-rows-spanned="1">
            <text:p>Fc</text:p>
          </table:table-cell>
          <table:covered-table-cell table:number-columns-repeated="2"/>
          <table:table-cell table:number-columns-repeated="54"/>
        </table:table-row>
        <table:table-row table:style-name="ro1" table:number-rows-repeated="7">
          <table:table-cell table:number-columns-repeated="61"/>
        </table:table-row>
        <table:table-row table:style-name="ro1">
          <table:table-cell table:number-columns-repeated="49"/>
          <table:table-cell table:style-name="ce13" office:value-type="string" table:number-columns-spanned="1" table:number-rows-spanned="2">
            <text:p>t</text:p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Sheet2.AV34" table:end-x="0.011cm" table:end-y="0.159cm" draw:z-index="2" draw:style-name="gr1" svg:width="8cm" svg:height="5cm" svg:x="0.153cm" svg:y="0.127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2"/>
          <table:covered-table-cell/>
          <table:table-cell table:number-columns-repeated="11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4"/>
          <table:table-cell office:value-type="string" table:number-columns-spanned="3" table:number-rows-spanned="1">
            <text:p>An</text:p>
          </table:table-cell>
          <table:covered-table-cell table:number-columns-repeated="2"/>
          <table:table-cell table:number-columns-repeated="54"/>
        </table:table-row>
        <table:table-row table:style-name="ro1" table:number-rows-repeated="7">
          <table:table-cell table:number-columns-repeated="61"/>
        </table:table-row>
        <table:table-row table:style-name="ro1">
          <table:table-cell table:number-columns-repeated="49"/>
          <table:table-cell table:style-name="ce13" office:value-type="string" table:number-columns-spanned="1" table:number-rows-spanned="2">
            <text:p>t</text:p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Sheet2.AV45" table:end-x="0.034cm" table:end-y="0.109cm" draw:z-index="3" draw:style-name="gr1" svg:width="8cm" svg:height="5cm" svg:x="0.176cm" svg:y="0.077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2"/>
          <table:covered-table-cell/>
          <table:table-cell table:number-columns-repeated="11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4"/>
          <table:table-cell office:value-type="string" table:number-columns-spanned="3" table:number-rows-spanned="1">
            <text:p>Cn</text:p>
          </table:table-cell>
          <table:covered-table-cell table:number-columns-repeated="2"/>
          <table:table-cell table:number-columns-repeated="54"/>
        </table:table-row>
        <table:table-row table:style-name="ro1" table:number-rows-repeated="7">
          <table:table-cell table:number-columns-repeated="61"/>
        </table:table-row>
        <table:table-row table:style-name="ro1">
          <table:table-cell table:number-columns-repeated="49"/>
          <table:table-cell table:style-name="ce13" office:value-type="string" table:number-columns-spanned="1" table:number-rows-spanned="2">
            <text:p>t</text:p>
          </table:table-cell>
          <table:table-cell table:number-columns-repeated="11"/>
        </table:table-row>
        <table:table-row table:style-name="ro1">
          <table:table-cell table:number-columns-repeated="49"/>
          <table:covered-table-cell/>
          <table:table-cell table:number-columns-repeated="11"/>
        </table:table-row>
        <table:table-row table:style-name="ro1">
          <table:table-cell table:number-columns-repeated="10"/>
          <table:table-cell table:style-name="ce11" office:value-type="string" table:number-columns-spanned="5" table:number-rows-spanned="7">
            <text:p>Cerrad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6" table:number-rows-spanned="7">
            <text:p>Abriend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6" table:number-rows-spanned="7">
            <text:p>Abiert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6" table:number-rows-spanned="7">
            <text:p>Cerrand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6" table:number-rows-spanned="7">
            <text:p>Abriend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6" table:number-rows-spanned="7">
            <text:p>Abiert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2" table:number-columns-spanned="6" table:number-rows-spanned="7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  <table:table-row table:style-name="ro1">
          <table:table-cell table:number-columns-repeated="10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8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pe Laser</meta:initial-creator>
    <meta:creation-date>2009-12-09T16:01:10.18</meta:creation-date>
    <dc:date>2009-12-09T18:20:44.09</dc:date>
    <dc:creator>Fepe Laser</dc:creator>
    <meta:editing-duration>PT00H00M53S</meta:editing-duration>
    <meta:editing-cycles>1</meta:editing-cycles>
    <meta:document-statistic meta:table-count="3" meta:cell-count="102" meta:object-count="4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auto-position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ajor-inner="false" chart:tick-marks-major-outer="true" chart:tick-marks-minor-inner="false" chart:tick-marks-minor-outer="true" chart:logarithmic="false" chart:reverse-direction="false" text:line-break="false" chart:link-data-style-to-source="false" chart:visible="true" chart:axis-position="0"/>
      <style:graphic-properties svg:stroke-width="0cm"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/>
    </style:style>
    <style:style style:name="ch6" style:family="chart" style:data-style-name="N0">
      <style:chart-properties chart:display-label="true" chart:logarithmic="false" chart:minimum="0" chart:maximum="1.5" chart:interval-major="1" chart:interval-minor-divis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 draw:fill-hatch-name="Black_20_90_20_Degrees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5.001cm" chart:class="chart:scatter" chart:style-name="ch1">
        <chart:plot-area chart:style-name="ch2" chart:data-source-has-labels="both" svg:x="0.16cm" svg:y="0.1cm" svg:width="7.84cm" svg:height="4.901cm">
          <chart:axis chart:dimension="x" chart:name="primary-x" chart:style-name="ch3">
            <chart:categories table:cell-range-address="local-table.$A$2:.$A$1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auto-position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inor-inner="false" chart:tick-marks-minor-outer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/>
    </style:style>
    <style:style style:name="ch6" style:family="chart" style:data-style-name="N0">
      <style:chart-properties chart:display-label="true" chart:logarithmic="false" chart:minimum="0" chart:maximum="1.5" chart:interval-major="1" chart:interval-minor-divis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5.001cm" chart:class="chart:scatter" chart:style-name="ch1">
        <chart:plot-area chart:style-name="ch2" chart:data-source-has-labels="both" svg:x="0.16cm" svg:y="0.1cm" svg:width="7.84cm" svg:height="4.901cm">
          <chart:axis chart:dimension="x" chart:name="primary-x" chart:style-name="ch3">
            <chart:categories table:cell-range-address="local-table.$A$2:.$A$9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auto-position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inor-inner="false" chart:tick-marks-minor-outer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/>
    </style:style>
    <style:style style:name="ch6" style:family="chart" style:data-style-name="N0">
      <style:chart-properties chart:display-label="true" chart:logarithmic="false" chart:minimum="0" chart:maximum="1.5" chart:interval-major="1" chart:interval-minor-divis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5.001cm" chart:class="chart:scatter" chart:style-name="ch1">
        <chart:plot-area chart:style-name="ch2" chart:data-source-has-labels="both" svg:x="0.16cm" svg:y="0.1cm" svg:width="7.84cm" svg:height="4.901cm">
          <chart:axis chart:dimension="x" chart:name="primary-x" chart:style-name="ch3">
            <chart:categories table:cell-range-address="local-table.$A$2:.$A$9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auto-position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inor-inner="false" chart:tick-marks-minor-outer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/>
    </style:style>
    <style:style style:name="ch6" style:family="chart" style:data-style-name="N0">
      <style:chart-properties chart:display-label="true" chart:logarithmic="false" chart:minimum="0" chart:maximum="1.5" chart:interval-major="1" chart:interval-minor-divis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5.001cm" chart:class="chart:scatter" chart:style-name="ch1">
        <chart:plot-area chart:style-name="ch2" chart:data-source-has-labels="both" svg:x="0.16cm" svg:y="0.1cm" svg:width="7.84cm" svg:height="4.901cm">
          <chart:axis chart:dimension="x" chart:name="primary-x" chart:style-name="ch3">
            <chart:categories table:cell-range-address="local-table.$A$2:.$A$9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